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8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7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4" office:value-type="string">
            <text:p>½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7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7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8/01/2008</text:date>, <text:time>16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08-01T16:57:25</dc:date>
    <meta:editing-cycles>14</meta:editing-cycles>
    <meta:editing-duration>PT59M20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